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1</text:p>
      <text:p text:style-name="Standard">„Fahrer Anmeldung“</text:p>
      <text:p text:style-name="Standard"/>
      <text:p text:style-name="Standard">„Lkw-Fahrer“ Herr Peter Knopf hat von der Existenz unseres Systems erfahren. Jetzt geht er auf unsere Homepage um sich anzumelden, geht über ein Link auf die Anmelde-Seite für Fahrer und findet ein Formular vor, der Pflicht- und Optionale Felder enthält, wie unten:</text:p>
      <text:list xml:id="list1004793081" text:style-name="L1">
        <text:list-item>
          <text:p text:style-name="P1">Name des Fahrers</text:p>
        </text:list-item>
        <text:list-item>
          <text:p text:style-name="P1">LKW-Modell</text:p>
        </text:list-item>
        <text:list-item>
          <text:p text:style-name="P1">Fahrzeugnummer</text:p>
        </text:list-item>
        <text:list-item>
          <text:p text:style-name="P1">Max. Volumen in Euro-Paletten (und <text:s/>(optional) in m^3)</text:p>
        </text:list-item>
        <text:list-item>
          <text:p text:style-name="P1">Preis pro km (optional)</text:p>
        </text:list-item>
        <text:list-item>
          <text:p text:style-name="P1">Preis pro Stunde Wartezeit (optional)</text:p>
        </text:list-item>
        <text:list-item>
          <text:p text:style-name="P1">Handy-Nummer</text:p>
        </text:list-item>
        <text:list-item>
          <text:p text:style-name="P1">Email (optional)</text:p>
        </text:list-item>
        <text:list-item>
          <text:p text:style-name="P1">Postleitzahl seiner Home-Station (dies ist notwendig, damit das System die Auftragsvergabe so optimieren kann, dass der Fahrer möglichst für Rückweg Aufträge erhält)</text:p>
        </text:list-item>
      </text:list>
      <text:p text:style-name="Standard"/>
      <text:p text:style-name="Standard">Herr Knopf füllt Formular aus und schickt ab (die Seite ist Spam-geschützt).</text:p>
      <text:p text:style-name="Standard"/>
      <text:p text:style-name="Standard">Später kriegt Herr Knopf ein SMS vom System, den leitet er weiter und gilt jetzt als angemeldet.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7:22:48</meta:creation-date>
    <dc:date>2012-01-09T10:59:14</dc:date>
    <dc:creator>Mr.H </dc:creator>
    <meta:editing-duration>PT02H27M19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15" meta:word-count="134" meta:character-count="826"/>
  </office:meta>
</office:document-meta>
</file>